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51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background-color="transparent" fo:wrap-option="wrap" style:vertical-align="middle"/>
    </style:style>
    <style:style style:name="ce4" style:family="table-cell" style:parent-style-name="Default">
      <style:table-cell-properties fo:background-color="#fff200" fo:wrap-option="wrap"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bbe33d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21" table:default-cell-style-name="ce6"/>
        <table:table-column table:style-name="co3" table:default-cell-style-name="ce1"/>
        <table:table-row table:style-name="ro1">
          <table:table-cell/>
          <table:table-cell office:value-type="string" calcext:value-type="string">
            <text:p>Idler Assembly</text:p>
          </table:table-cell>
          <table:table-cell office:value-type="string" calcext:value-type="string">
            <text:p>Idler Body Assembly</text:p>
          </table:table-cell>
          <table:table-cell office:value-type="string" calcext:value-type="string">
            <text:p>Pulley body</text:p>
          </table:table-cell>
          <table:table-cell office:value-type="string" calcext:value-type="string">
            <text:p>Pulley motor</text:p>
          </table:table-cell>
          <table:table-cell office:value-type="string" calcext:value-type="string">
            <text:p>Pulley motor MMU1 to MMU2 Upgrade</text:p>
          </table:table-cell>
          <table:table-cell office:value-type="string" calcext:value-type="string">
            <text:p>Front PTFE Holder</text:p>
          </table:table-cell>
          <table:table-cell office:value-type="string" calcext:value-type="string">
            <text:p>Selector-finda</text:p>
          </table:table-cell>
          <table:table-cell office:value-type="string" calcext:value-type="string">
            <text:p>Selector motor</text:p>
          </table:table-cell>
          <table:table-cell office:value-type="string" calcext:value-type="string">
            <text:p>FINDA sensor</text:p>
          </table:table-cell>
          <table:table-cell office:value-type="string" calcext:value-type="string">
            <text:p>MMU2 unit</text:p>
          </table:table-cell>
          <table:table-cell office:value-type="string" calcext:value-type="string">
            <text:p>Tensioning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Cable management</text:p>
          </table:table-cell>
          <table:table-cell office:value-type="string" calcext:value-type="string">
            <text:p>PTFE tubes</text:p>
          </table:table-cell>
          <table:table-cell office:value-type="string" calcext:value-type="string">
            <text:p>Frame holder</text:p>
          </table:table-cell>
          <table:table-cell office:value-type="string" calcext:value-type="string">
            <text:p>PTFE tube</text:p>
          </table:table-cell>
          <table:table-cell office:value-type="string" calcext:value-type="string">
            <text:p>spool holder bas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mod by kakou_fr</text:p>
          </table:table-cell>
          <table:table-cell office:value-type="string" calcext:value-type="string">
            <text:p>Su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25 bearin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table:formula="of:=SUM([.B2:.T2])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DIN912 M3x6 screw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7"/>
          <table:table-cell table:formula="of:=SUM([.B3:.T3]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912 M3x10 scre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formula="of:=SUM([.B4:.T4])" office:value-type="float" office:value="25" calcext:value-type="float">
            <text:p>25</text:p>
          </table:table-cell>
          <table:table-cell table:style-name="ce10"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DIN912 M3x12 screw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SUM([.B5:.T5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912 M3x18 screw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SUM([.B6:.T6])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DIN912 M3x25</text:p>
          </table:table-cell>
        </table:table-row>
        <table:table-row table:style-name="ro2">
          <table:table-cell office:value-type="string" calcext:value-type="string">
            <text:p>DIN912 M3x30 screw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8"/>
          <table:table-cell table:formula="of:=SUM([.B7:.T7])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DIN912 M3x40 screw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/>
          <table:table-cell table:formula="of:=SUM([.B8:.T8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M3n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SUM([.B9:.T9])" office:value-type="float" office:value="18" calcext:value-type="float">
            <text:p>18</text:p>
          </table:table-cell>
          <table:table-cell table:style-name="ce10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DIN562 M3nS nu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2"/>
          <table:table-cell table:formula="of:=SUM([.B10:.T10])" office:value-type="float" office:value="20" calcext:value-type="float">
            <text:p>20</text:p>
          </table:table-cell>
          <table:table-cell table:style-name="ce10"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Shaft 5x16s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"/>
          <table:table-cell table:formula="of:=SUM([.B11:.T11])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4,99-4,995*15,6-15,7</text:p>
          </table:table-cell>
        </table:table-row>
        <table:table-row table:style-name="ro2">
          <table:table-cell table:style-name="ce5" office:value-type="string" calcext:value-type="string">
            <text:p>Зубчатый ролик экструдера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table:formula="of:=SUM([.B12:.T12])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d5D8L13</text:p>
          </table:table-cell>
        </table:table-row>
        <table:table-row table:style-name="ro3">
          <table:table-cell table:style-name="ce5" office:value-type="string" calcext:value-type="string">
            <text:p>Nema17 stepper with 5*110mm sha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4"/>
          <table:table-cell table:formula="of:=SUM([.B13:.T13])" office:value-type="float" office:value="0" calcext:value-type="float">
            <text:p>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Shaft coupler 5x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B14:.T14])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5D14L25</text:p>
          </table:table-cell>
        </table:table-row>
        <table:table-row table:style-name="ro2">
          <table:table-cell office:value-type="string" calcext:value-type="string">
            <text:p>Shaft coupler 5x8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formula="of:=SUM([.B15:.T15])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5d8D14L25</text:p>
          </table:table-cell>
        </table:table-row>
        <table:table-row table:style-name="ro2">
          <table:table-cell office:value-type="string" calcext:value-type="string">
            <text:p>Shaft 5h9x9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B16:.T16])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TFE4x2x1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-5" calcext:value-type="float">
            <text:p>-5</text:p>
          </table:table-cell>
          <table:table-cell table:formula="of:=SUM([.B17:.T17])" office:value-type="float" office:value="0" calcext:value-type="float">
            <text:p>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TFE tube 4x2x150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formula="of:=SUM([.B18:.T18])" office:value-type="float" office:value="0" calcext:value-type="float">
            <text:p>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TFE tube 4x2x36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SUM([.B19:.T19])" office:value-type="float" office:value="0" calcext:value-type="float">
            <text:p>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TFE tube 4x2x650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table:formula="of:=SUM([.B20:.T20])" office:value-type="float" office:value="0" calcext:value-type="float">
            <text:p>0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PTFE tube 3x4x700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formula="of:=SUM([.B21:.T21])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PTFE tube 4x1x7000</text:p>
          </table:table-cell>
        </table:table-row>
        <table:table-row table:style-name="ro2">
          <table:table-cell office:value-type="string" calcext:value-type="string">
            <text:p>Tube 5x6x25b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table:formula="of:=SUM([.B22:.T22])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5,0*6,0*25,0</text:p>
          </table:table-cell>
        </table:table-row>
        <table:table-row table:style-name="ro2">
          <table:table-cell office:value-type="string" calcext:value-type="string">
            <text:p>Smooth rod 5x120sh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1"/>
          <table:table-cell table:formula="of:=SUM([.B23:.T23])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4,995*119,6</text:p>
          </table:table-cell>
        </table:table-row>
        <table:table-row table:style-name="ro2">
          <table:table-cell office:value-type="string" calcext:value-type="string">
            <text:p>Lead screw 8x8x150mm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formula="of:=SUM([.B24:.T24])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 office:value-type="string" calcext:value-type="string">
            <text:p>Lead screw nut 8x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B25:.T25])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Nema17 stepper with Lead Screw 8*120m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-1" calcext:value-type="float">
            <text:p>-1</text:p>
          </table:table-cell>
          <table:table-cell table:formula="of:=SUM([.B26:.T26])" office:value-type="float" office:value="0" calcext:value-type="float">
            <text:p>0</text:p>
          </table:table-cell>
          <table:table-cell table:style-name="ce10"/>
          <table:table-cell/>
        </table:table-row>
        <table:table-row table:style-name="ro3">
          <table:table-cell table:style-name="ce5" office:value-type="string" calcext:value-type="string">
            <text:p>mmu2-selector-front-plate — с латунной гайкой внутри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B27:.T27])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4" office:value-type="string" calcext:value-type="string">
            <text:p>Finda sensor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B28:.T28])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4" office:value-type="string" calcext:value-type="string">
            <text:p>Finda bal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B29:.T29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ing 5x15s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8"/>
          <table:table-cell table:formula="of:=SUM([.B30:.T30])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" office:value-type="string" calcext:value-type="string">
            <text:p>MMU2 Control board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formula="of:=SUM([.B31:.T31])" office:value-type="float" office:value="0" calcext:value-type="float">
            <text:p>0</text:p>
          </table:table-cell>
          <table:table-cell table:style-name="ce10"/>
          <table:table-cell/>
        </table:table-row>
        <table:table-row table:style-name="ro2">
          <table:table-cell table:style-name="ce5" office:value-type="string" calcext:value-type="string">
            <text:p>SKR Mini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formula="of:=SUM([.B32:.T32])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4" office:value-type="string" calcext:value-type="string">
            <text:p>Power cable for MK3 or MK2.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33:.T33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Signal cable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34:.T34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p tie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6"/>
          <table:table-cell table:formula="of:=SUM([.B35:.T35])" office:value-type="float" office:value="4" calcext:value-type="float">
            <text:p>4</text:p>
          </table:table-cell>
          <table:table-cell table:style-name="ce11"/>
          <table:table-cell/>
        </table:table-row>
        <table:table-row table:style-name="ro2">
          <table:table-cell table:style-name="ce4" office:value-type="string" calcext:value-type="string">
            <text:p>Textile sleeve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6"/>
          <table:table-cell table:formula="of:=SUM([.B36:.T36]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tting QSM-M5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37:.T37]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spool holder base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2"/>
          <table:table-cell table:formula="of:=SUM([.B38:.T38]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foam pad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2"/>
          <table:table-cell table:formula="of:=SUM([.B39:.T39])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bearing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2"/>
          <table:table-cell table:formula="of:=SUM([.B40:.T40])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Shaft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2"/>
          <table:table-cell table:formula="of:=SUM([.B41:.T41])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4-M6 fitting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formula="of:=SUM([.B42:.T42])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C4-M10 fitting</text:p>
          </table:table-cell>
          <table:table-cell table:number-columns-repeated="18"/>
          <table:table-cell office:value-type="float" office:value="12" calcext:value-type="float">
            <text:p>12</text:p>
          </table:table-cell>
          <table:table-cell table:formula="of:=SUM([.B43:.T43])" office:value-type="float" office:value="12" calcext:value-type="float">
            <text:p>12</text:p>
          </table:table-cell>
          <table:table-cell table:style-name="ce10"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Stepper Motor 17HS19-2004S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formula="of:=SUM([.B44:.T44])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tepper Motor 17HS440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formula="of:=SUM([.B45:.T45])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2" table:number-rows-repeated="1048530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.00.0000</text:date>, <text:time style:data-style-name="N2" text:time-value="10:51:07.56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9T20:24:33.967000000</meta:creation-date>
    <dc:date>2020-04-04T11:06:31.022000000</dc:date>
    <meta:editing-duration>PT8H16M40S</meta:editing-duration>
    <meta:editing-cycles>19</meta:editing-cycles>
    <meta:generator>LibreOffice/6.4.2.2$Windows_X86_64 LibreOffice_project/4e471d8c02c9c90f512f7f9ead8875b57fcb1ec3</meta:generator>
    <meta:document-statistic meta:table-count="1" meta:cell-count="210" meta:object-count="0"/>
  </office:meta>
</office:document-meta>
</file>